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tyle="italic" officeooo:rsid="0005fe51" officeooo:paragraph-rsid="001c8950" style:font-style-asian="italic" style:font-style-complex="italic"/>
    </style:style>
    <style:style style:name="P2" style:family="paragraph" style:parent-style-name="Text_20_body">
      <style:paragraph-properties fo:margin-left="0cm" fo:margin-right="0cm" fo:text-align="justify" style:justify-single-word="false" fo:text-indent="0.026cm" style:auto-text-indent="false" fo:padding="0cm" fo:border="none"/>
      <style:text-properties fo:font-style="italic" officeooo:rsid="0010e415" officeooo:paragraph-rsid="001c8950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margin-left="1.3cm" fo:margin-right="0cm" fo:margin-top="0cm" fo:margin-bottom="0.212cm" style:contextual-spacing="false" fo:text-align="justify" style:justify-single-word="false" fo:orphans="0" fo:widows="0" fo:hyphenation-ladder-count="no-limit" fo:text-indent="0cm" style:auto-text-indent="false" fo:padding="0cm" fo:border="none" style:writing-mode="lr-tb">
        <style:tab-stops>
          <style:tab-stop style:position="1.304cm"/>
        </style:tab-stops>
      </style:paragraph-properties>
      <style:text-properties officeooo:paragraph-rsid="000a204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Text_20_body">
      <style:paragraph-properties fo:margin-top="0cm" fo:margin-bottom="0.212cm" style:contextual-spacing="false" fo:text-align="justify" style:justify-single-word="false" fo:orphans="0" fo:widows="0" fo:hyphenation-ladder-count="no-limit" fo:padding="0cm" fo:border="none" style:writing-mode="lr-tb">
        <style:tab-stops>
          <style:tab-stop style:position="1.304cm"/>
        </style:tab-stops>
      </style:paragraph-properties>
      <style:text-properties officeooo:paragraph-rsid="0023de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Text_20_body">
      <style:paragraph-properties fo:text-align="justify" style:justify-single-word="false" fo:padding="0cm" fo:border="none"/>
      <style:text-properties officeooo:paragraph-rsid="001c8950"/>
    </style:style>
    <style:style style:name="P7" style:family="paragraph" style:parent-style-name="Text_20_body">
      <style:paragraph-properties fo:margin-left="0cm" fo:margin-right="0cm" fo:text-align="justify" style:justify-single-word="false" fo:text-indent="0.026cm" style:auto-text-indent="false" fo:padding="0cm" fo:border="none"/>
      <style:text-properties officeooo:paragraph-rsid="001c8950"/>
    </style:style>
    <style:style style:name="P8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026cm" style:auto-text-indent="false" fo:padding="0cm" fo:border="none"/>
      <style:text-properties fo:font-weight="bold" style:font-weight-asian="bold"/>
    </style:style>
    <style:style style:name="P9" style:family="paragraph" style:parent-style-name="Text_20_body">
      <style:paragraph-properties fo:margin-top="0cm" fo:margin-bottom="0.212cm" style:contextual-spacing="false" fo:text-align="justify" style:justify-single-word="false" fo:orphans="0" fo:widows="0" fo:hyphenation-ladder-count="no-limit" fo:padding="0cm" fo:border="none" style:writing-mode="lr-tb">
        <style:tab-stops>
          <style:tab-stop style:position="1.304cm"/>
        </style:tab-stops>
      </style:paragraph-properties>
      <style:text-properties fo:font-weight="bold" officeooo:rsid="001ca344" officeooo:paragraph-rsid="001ca344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Text_20_body">
      <style:paragraph-properties fo:margin-left="0cm" fo:margin-right="0cm" fo:text-align="justify" style:justify-single-word="false" fo:text-indent="0.026cm" style:auto-text-indent="false" fo:padding="0cm" fo:border="none"/>
      <style:text-properties officeooo:rsid="0004ce36" officeooo:paragraph-rsid="001c8950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style:text-underline-style="solid" style:text-underline-width="auto" style:text-underline-color="font-color" fo:font-weight="bold" officeooo:rsid="0019986f" officeooo:paragraph-rsid="0019986f" style:font-weight-asian="bold" style:font-weight-complex="bold"/>
    </style:style>
    <style:style style:name="P12" style:family="paragraph" style:parent-style-name="Text_20_body" style:list-style-name="WW8Num1">
      <style:paragraph-properties fo:text-align="justify" style:justify-single-word="false" fo:padding="0cm" fo:border="none"/>
      <style:text-properties fo:font-size="11pt" fo:language="gl" fo:country="ES" officeooo:rsid="001e6370" officeooo:paragraph-rsid="001e6370" style:font-size-asian="11pt"/>
    </style:style>
    <style:style style:name="P13" style:family="paragraph" style:parent-style-name="Text_20_body" style:list-style-name="WW8Num2">
      <style:paragraph-properties fo:margin-left="1.3cm" fo:margin-right="0cm" fo:margin-top="0cm" fo:margin-bottom="0.212cm" style:contextual-spacing="false" fo:text-align="justify" style:justify-single-word="false" fo:orphans="0" fo:widows="0" fo:hyphenation-ladder-count="no-limit" fo:text-indent="-0.6cm" style:auto-text-indent="false" fo:padding="0cm" fo:border="none" style:writing-mode="lr-tb">
        <style:tab-stops>
          <style:tab-stop style:position="1.304cm"/>
        </style:tab-stops>
      </style:paragraph-properties>
      <style:text-properties officeooo:rsid="0017ad0d" officeooo:paragraph-rsid="0017ad0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 style:list-style-name="WW8Num2">
      <style:paragraph-properties fo:margin-left="1.3cm" fo:margin-right="0cm" fo:margin-top="0cm" fo:margin-bottom="0.212cm" style:contextual-spacing="false" fo:text-align="justify" style:justify-single-word="false" fo:orphans="0" fo:widows="0" fo:hyphenation-ladder-count="no-limit" fo:text-indent="-0.6cm" style:auto-text-indent="false" fo:padding="0cm" fo:border="none" style:writing-mode="lr-tb">
        <style:tab-stops>
          <style:tab-stop style:position="1.304cm"/>
        </style:tab-stops>
      </style:paragraph-properties>
      <style:text-properties officeooo:paragraph-rsid="0017ad0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WW8Num2" style:master-page-name="">
      <style:paragraph-properties fo:margin-left="1.3cm" fo:margin-right="0cm" fo:margin-top="0cm" fo:margin-bottom="0.212cm" style:contextual-spacing="false" fo:text-align="justify" style:justify-single-word="false" fo:orphans="0" fo:widows="0" fo:hyphenation-ladder-count="no-limit" fo:text-indent="-0.6cm" style:auto-text-indent="false" style:page-number="auto" fo:padding="0cm" fo:border="none" style:writing-mode="lr-tb">
        <style:tab-stops>
          <style:tab-stop style:position="1.304cm"/>
        </style:tab-stops>
      </style:paragraph-properties>
      <style:text-properties officeooo:paragraph-rsid="001c895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Text_20_body" style:list-style-name="L1">
      <style:paragraph-properties fo:margin-top="0cm" fo:margin-bottom="0.212cm" style:contextual-spacing="false" fo:text-align="justify" style:justify-single-word="false" fo:orphans="0" fo:widows="0" fo:hyphenation-ladder-count="no-limit" fo:padding="0cm" fo:border="none" style:writing-mode="lr-tb">
        <style:tab-stops>
          <style:tab-stop style:position="1.304cm"/>
        </style:tab-stops>
      </style:paragraph-properties>
      <style:text-properties officeooo:paragraph-rsid="000a204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ext_20_body" style:list-style-name="L1">
      <style:paragraph-properties fo:margin-top="0cm" fo:margin-bottom="0.212cm" style:contextual-spacing="false" fo:text-align="justify" style:justify-single-word="false" fo:orphans="0" fo:widows="0" fo:hyphenation-ladder-count="no-limit" fo:padding="0cm" fo:border="none" style:writing-mode="lr-tb">
        <style:tab-stops>
          <style:tab-stop style:position="1.304cm"/>
        </style:tab-stops>
      </style:paragraph-properties>
      <style:text-properties officeooo:paragraph-rsid="000b31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ext_20_body" style:list-style-name="WW8Num2">
      <style:paragraph-properties fo:margin-left="1.3cm" fo:margin-right="0cm" fo:margin-top="0cm" fo:margin-bottom="0.212cm" style:contextual-spacing="false" fo:text-align="justify" style:justify-single-word="false" fo:orphans="0" fo:widows="0" fo:hyphenation-ladder-count="no-limit" fo:text-indent="-0.6cm" style:auto-text-indent="false" fo:padding="0cm" fo:border="none" style:writing-mode="lr-tb">
        <style:tab-stops>
          <style:tab-stop style:position="1.304cm"/>
        </style:tab-stops>
      </style:paragraph-properties>
      <style:text-properties officeooo:rsid="0004ce36" officeooo:paragraph-rsid="001c895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17ad0d"/>
    </style:style>
    <style:style style:name="T2" style:family="text">
      <style:text-properties officeooo:rsid="0023c50e"/>
    </style:style>
    <style:style style:name="T3" style:family="text">
      <style:text-properties officeooo:rsid="0011847b"/>
    </style:style>
    <style:style style:name="T4" style:family="text">
      <style:text-properties officeooo:rsid="000e09fa"/>
    </style:style>
    <style:style style:name="T5" style:family="text">
      <style:text-properties officeooo:rsid="0010e415"/>
    </style:style>
    <style:style style:name="T6" style:family="text">
      <style:text-properties fo:font-size="11pt" fo:language="gl" fo:country="ES" style:font-size-asian="11pt"/>
    </style:style>
    <style:style style:name="T7" style:family="text">
      <style:text-properties fo:font-size="11pt" fo:language="gl" fo:country="ES" officeooo:rsid="0007ffc0" style:font-size-asian="11pt"/>
    </style:style>
    <style:style style:name="T8" style:family="text">
      <style:text-properties fo:font-size="11pt" fo:language="gl" fo:country="ES" officeooo:rsid="00169d4d" style:font-size-asian="11pt"/>
    </style:style>
    <style:style style:name="T9" style:family="text">
      <style:text-properties fo:font-size="11pt" fo:language="gl" fo:country="ES" officeooo:rsid="001432e3" style:font-size-asian="11pt"/>
    </style:style>
    <style:style style:name="T10" style:family="text">
      <style:text-properties fo:font-size="11pt" fo:language="gl" fo:country="ES" officeooo:rsid="001553ea" style:font-size-asian="11pt"/>
    </style:style>
    <style:style style:name="T11" style:family="text">
      <style:text-properties fo:font-size="11pt" fo:language="gl" fo:country="ES" fo:font-weight="bold" style:font-size-asian="11pt" style:font-weight-asian="bold" style:font-weight-complex="bold"/>
    </style:style>
    <style:style style:name="T12" style:family="text">
      <style:text-properties fo:font-size="11pt" fo:language="gl" fo:country="ES" fo:font-weight="bold" officeooo:rsid="000e09fa" style:font-size-asian="11pt" style:font-weight-asian="bold" style:font-weight-complex="bold"/>
    </style:style>
    <style:style style:name="T13" style:family="text">
      <style:text-properties officeooo:rsid="0004ce36"/>
    </style:style>
    <style:style style:name="T14" style:family="text">
      <style:text-properties officeooo:rsid="0004d911"/>
    </style:style>
    <style:style style:name="T15" style:family="text">
      <style:text-properties officeooo:rsid="000a2049"/>
    </style:style>
    <style:style style:name="T16" style:family="text">
      <style:text-properties officeooo:rsid="000b318b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beaad" style:font-style-asian="italic" style:font-style-complex="italic"/>
    </style:style>
    <style:style style:name="T19" style:family="text">
      <style:text-properties fo:font-style="italic" officeooo:rsid="0004d911" style:font-style-asian="italic" style:font-style-complex="italic"/>
    </style:style>
    <style:style style:name="T20" style:family="text">
      <style:text-properties officeooo:rsid="0019d266"/>
    </style:style>
    <style:style style:name="T21" style:family="text">
      <style:text-properties officeooo:rsid="001bf7a8"/>
    </style:style>
    <style:style style:name="T22" style:family="text">
      <style:text-properties officeooo:rsid="0007ffc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7ffc0" style:font-weight-asian="bold" style:font-weight-complex="bold"/>
    </style:style>
    <style:style style:name="T25" style:family="text">
      <style:text-properties officeooo:rsid="002042f8"/>
    </style:style>
    <style:style style:name="T26" style:family="text">
      <style:text-properties officeooo:rsid="0021790c"/>
    </style:style>
    <style:style style:name="T27" style:family="text">
      <style:text-properties fo:font-weight="normal" officeooo:rsid="001ca344" style:font-weight-asian="normal" style:font-weight-complex="normal"/>
    </style:style>
    <style:style style:name="T28" style:family="text">
      <style:text-properties fo:font-weight="normal" officeooo:rsid="0023dedc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ademia de idiomas <text:span text:style-name="T20">online</text:span></text:p>
      <text:p text:style-name="P3"/>
      <text:p text:style-name="P6"><text:span text:style-name="T11">M</text:span><text:span text:style-name="T12">2</text:span><text:span text:style-name="T6">.<text:tab/></text:span><text:span text:style-name="T7">Partindo do modelo conceptual básico (M1) revisado </text:span><text:span text:style-name="T8">polo </text:span><text:span text:style-name="T7">profesor, realiza as seguintes extensións a este modelo, </text:span><text:span text:style-name="T9">enfocadas en </text:span><text:span text:style-name="T10">incluír</text:span><text:span text:style-name="T9"> de xeito correcto a información temporal</text:span><text:span text:style-name="T6">:</text:span></text:p>
      <text:list text:style-name="WW8Num1">
        <text:list-item>
          <text:p text:style-name="P12"><text:span text:style-name="T20">O</text:span>s cursos, tal como foron definidos, manteñen unha información certamente estática <text:span text:style-name="T26">(o seu idioma, o nivel, idade mínima etc.)</text:span>. Para dar as clases <text:span text:style-name="T26">ó longo do tempo</text:span>, levaranse a cabo edicións deses curso. Unha edición dun curso terá unha data de inicio, unha data de fin e un número máximo de matriculados. <text:span text:style-name="T25">S</text:span>erá a edición a que será impartida por un único profesor, que será o seu responsable, <text:span text:style-name="T25">e o</text:span>s alumnos matricularanse para estas edicións. O material utilizado tamén pode cambiar entre as diferentes edicións dun curso.</text:p>
        </text:list-item>
        <text:list-item>
          <text:p text:style-name="P12">Para que os alumnos consigan a acreditación do curso <text:span text:style-name="T26">(nunha das súas edicións)</text:span>, deberán ter un mínimo <text:span text:style-name="T26">número </text:span>de días de asistencia (que se especificará na edición, xa que non todas teñen o mesmo número de clases). Para xestionar isto levaremos un rexistro dos días que asiste cada alumno, almacenando a hora de entrada e hora de saída.</text:p>
        </text:list-item>
        <text:list-item>
          <text:p text:style-name="P12">Aínda que hai un único profesor/<text:span text:style-name="T25">a</text:span> asignado/<text:span text:style-name="T25">a</text:span> a unha edición curso, este pode <text:span text:style-name="T25">faltar algún día (por exemplo, por estar de baixa). Debemos anotar cada día que falta, indicando que profesor/a o sustitúe.</text:span></text:p>
        </text:list-item>
      </text:list>
      <text:p text:style-name="P7">Pídese:</text:p>
      <text:p text:style-name="P10"><text:span text:style-name="T22">Extender </text:span>a modelización conceptual <text:span text:style-name="T22">entragada no modelo </text:span><text:span text:style-name="T24">M1, xa</text:span><text:span text:style-name="T22"> </text:span><text:span text:style-name="T24">revisada polo profesor </text:span>(diagrama E-R e documentación adicional) <text:span text:style-name="T22">para incluir os puntos propostos neste documento.</text:span></text:p>
      <text:p text:style-name="P2"><text:span text:style-name="T23">Nota: </text:span>Para esta entrega M2 non se usarán os elementos do modelo Entidade-Relación Extendido </text:p>
      <text:p text:style-name="P7"/>
      <text:p text:style-name="P8">Entregables</text:p>
      <text:list text:style-name="WW8Num2">
        <text:list-item>
          <text:p text:style-name="P13">Diagrama Entidade-Relación: </text:p>
          <text:p text:style-name="P14">Entregarase un fiche<text:span text:style-name="T13">i</text:span>ro PDF con nome <text:span text:style-name="T21">M2</text:span>-ER.pdf</text:p>
          <text:p text:style-name="P18">O diagrama debe incluir<text:span text:style-name="T22"> as correccións dos erros detectados no modelo M1 (se houbo erros), actualizándose para as novas especificacións. </text:span></text:p>
        </text:list-item>
        <text:list-item>
          <text:p text:style-name="P15"><text:span text:style-name="T22">Actualizar a documentación dos tipos de entidade, tipos de relación, </text:span>e atributos. <text:span text:style-name="T13">Utilizaranse os modelos </text:span>de fichas propostos (Entidades/<text:span text:style-name="T13">Relacións/</text:span>Atributos). </text:p>
        </text:list-item>
      </text:list>
      <text:p text:style-name="P4">Entregarase <text:span text:style-name="T15">os seguintes ficheiros, en formato ODS ou XLS</text:span>:</text:p>
      <text:list text:style-name="L1">
        <text:list-item>
          <text:p text:style-name="P16"><text:span text:style-name="T21">M2</text:span>-Entidades: <text:span text:style-name="T15">para documentar as entidades (</text:span>unha pesta<text:span text:style-name="T15">n</text:span>a por <text:s/>entidade<text:span text:style-name="T15">).</text:span></text:p>
        </text:list-item>
        <text:list-item>
          <text:p text:style-name="P16"><text:span text:style-name="T21">M2-Relacions: para documentar as relacións (</text:span>unha pesta<text:span text:style-name="T15">n</text:span>a por <text:span text:style-name="T13">relación).</text:span></text:p>
        </text:list-item>
        <text:list-item>
          <text:p text:style-name="P16"><text:span text:style-name="T21">M2</text:span>-<text:span text:style-name="T17">Nome-entidade</text:span><text:span text:style-name="T15">: para documentar os atributos das entidades (un ficheiro por cada tipo de entidade, unha</text:span> pesta<text:span text:style-name="T15">n</text:span>a por atributo<text:span text:style-name="T16">)</text:span>.</text:p>
        </text:list-item>
        <text:list-item>
          <text:p text:style-name="P17"><text:span text:style-name="T21">M2</text:span>-<text:span text:style-name="T18">Nome</text:span><text:span text:style-name="T17">-</text:span><text:span text:style-name="T19">relacion</text:span><text:span text:style-name="T14">: para documentar os atributos das relacións (un ficheiro por tipo de relación, unha pestana por atributo). Só se crearán ficheiros para os tipos de relación que teñan atributos.</text:span></text:p>
        </text:list-item>
      </text:list>
      <text:p text:style-name="P9"/>
      <text:p text:style-name="P9">Normas de entrega</text:p>
      <text:p text:style-name="P5"><text:span text:style-name="T27">O traballo será realizado en grupos de 2 persoas. </text:span><text:span text:style-name="T28">Se a composición do grupo da entrega M1 non se conserva, deberá falarse antes co profesor. </text:span><text:span text:style-name="T27">Entregarase vía Campus Virtual, na tarefa que se habilitará. Só se realizará a entrega no usuario dunha das persoas integrantes do grupo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font-name-asian="Droid Sans Fallback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1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1" style:font-family-asian="'Droid Sans Fallback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WW8Num1z0" style:family="text">
      <style:text-properties fo:font-size="11pt" fo:language="gl" fo:country="ES" style:font-size-asian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z5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z7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z8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5fe51" officeooo:paragraph-rsid="001c8950" style:font-style-asian="italic" style:font-style-complex="italic"/>
    </style:style>
    <style:style style:name="MT1" style:family="text">
      <style:text-properties officeooo:rsid="0017ad0d"/>
    </style:style>
    <style:style style:name="MT2" style:family="text">
      <style:text-properties officeooo:rsid="0023c50e"/>
    </style:style>
    <style:style style:name="MT3" style:family="text">
      <style:text-properties officeooo:rsid="0011847b"/>
    </style:style>
    <style:style style:name="MT4" style:family="text">
      <style:text-properties officeooo:rsid="000e09fa"/>
    </style:style>
    <style:style style:name="MT5" style:family="text">
      <style:text-properties officeooo:rsid="0010e415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1.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ado Avanzado de Información. Curso 20<text:span text:style-name="MT1">2</text:span><text:span text:style-name="MT2">4</text:span>/<text:span text:style-name="MT3">2</text:span><text:span text:style-name="MT2">5</text:span>.<text:tab/>Práctica (<text:span text:style-name="MT4">Extensión</text:span>: M<text:span text:style-name="MT5">2)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30T18:12:14</meta:creation-date>
    <dc:date>2025-03-05T10:22:42.814028732</dc:date>
    <meta:print-date>2014-02-06T11:54:00</meta:print-date>
    <meta:editing-cycles>29</meta:editing-cycles>
    <meta:editing-duration>P24DT3H41M43S</meta:editing-duration>
    <meta:generator>LibreOffice/7.4.7.2$Linux_X86_64 LibreOffice_project/40$Build-2</meta:generator>
    <meta:document-statistic meta:table-count="0" meta:image-count="0" meta:object-count="0" meta:page-count="1" meta:paragraph-count="21" meta:word-count="438" meta:character-count="2821" meta:non-whitespace-character-count="2407"/>
  </office:meta>
</office:document-meta>
</file>